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officeooo:rsid="001b34e7" officeooo:paragraph-rsid="001b34e7" style:font-weight-asian="bold" style:font-weight-complex="bold"/>
    </style:style>
    <style:style style:name="P2" style:family="paragraph" style:parent-style-name="Preformatted_20_Text">
      <style:text-properties officeooo:rsid="0016698f" officeooo:paragraph-rsid="0016698f"/>
    </style:style>
    <style:style style:name="P3" style:family="paragraph" style:parent-style-name="Preformatted_20_Text">
      <style:text-properties officeooo:rsid="0016698f" officeooo:paragraph-rsid="0030feb5"/>
    </style:style>
    <style:style style:name="P4" style:family="paragraph" style:parent-style-name="Preformatted_20_Text">
      <style:text-properties officeooo:rsid="0016f161" officeooo:paragraph-rsid="0016f161"/>
    </style:style>
    <style:style style:name="P5" style:family="paragraph" style:parent-style-name="Standard">
      <style:text-properties officeooo:rsid="0016698f" officeooo:paragraph-rsid="0016698f"/>
    </style:style>
    <style:style style:name="P6" style:family="paragraph" style:parent-style-name="Standard">
      <style:text-properties officeooo:rsid="00169406" officeooo:paragraph-rsid="00169406"/>
    </style:style>
    <style:style style:name="P7" style:family="paragraph" style:parent-style-name="Standard">
      <style:text-properties fo:font-weight="bold" officeooo:rsid="00169406" officeooo:paragraph-rsid="00169406" style:font-weight-asian="bold" style:font-weight-complex="bold"/>
    </style:style>
    <style:style style:name="P8" style:family="paragraph" style:parent-style-name="Standard">
      <style:text-properties fo:font-weight="bold" officeooo:rsid="0016f161" officeooo:paragraph-rsid="0016f161" style:font-weight-asian="bold" style:font-weight-complex="bold"/>
    </style:style>
    <style:style style:name="P9" style:family="paragraph" style:parent-style-name="Standard">
      <style:text-properties fo:font-weight="bold" officeooo:rsid="001b34e7" officeooo:paragraph-rsid="001b34e7" style:font-weight-asian="bold" style:font-weight-complex="bold"/>
    </style:style>
    <style:style style:name="P10" style:family="paragraph" style:parent-style-name="Standard">
      <style:text-properties fo:font-weight="bold" officeooo:rsid="00235e0e" officeooo:paragraph-rsid="00235e0e" style:font-weight-asian="bold" style:font-weight-complex="bold"/>
    </style:style>
    <style:style style:name="P11" style:family="paragraph" style:parent-style-name="Standard">
      <style:text-properties fo:font-weight="bold" officeooo:rsid="0027fb60" officeooo:paragraph-rsid="0027fb60" style:font-weight-asian="bold" style:font-weight-complex="bold"/>
    </style:style>
    <style:style style:name="P12" style:family="paragraph" style:parent-style-name="Standard">
      <style:text-properties fo:font-weight="bold" officeooo:rsid="002e7d31" officeooo:paragraph-rsid="002e7d31" style:font-weight-asian="bold" style:font-weight-complex="bold"/>
    </style:style>
    <style:style style:name="P13" style:family="paragraph" style:parent-style-name="Standard">
      <style:text-properties officeooo:rsid="0016f161" officeooo:paragraph-rsid="0016f161"/>
    </style:style>
    <style:style style:name="P14" style:family="paragraph" style:parent-style-name="Standard">
      <style:text-properties fo:font-style="normal" fo:font-weight="bold" officeooo:rsid="001a6212" officeooo:paragraph-rsid="001a6212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fo:font-weight="normal" officeooo:rsid="00169406" officeooo:paragraph-rsid="00169406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officeooo:rsid="001b34e7" officeooo:paragraph-rsid="001b34e7"/>
    </style:style>
    <style:style style:name="P17" style:family="paragraph" style:parent-style-name="Standard">
      <style:text-properties officeooo:paragraph-rsid="002ea592"/>
    </style:style>
    <style:style style:name="P18" style:family="paragraph" style:parent-style-name="Standard">
      <style:text-properties officeooo:rsid="003f7450" officeooo:paragraph-rsid="003f7450"/>
    </style:style>
    <style:style style:name="P19" style:family="paragraph" style:parent-style-name="Preformatted_20_Text">
      <style:paragraph-properties fo:margin-top="0cm" fo:margin-bottom="0.499cm" loext:contextual-spacing="false"/>
    </style:style>
    <style:style style:name="P20" style:family="paragraph" style:parent-style-name="Heading_20_1">
      <style:text-properties officeooo:rsid="0016f161" officeooo:paragraph-rsid="0016f161"/>
    </style:style>
    <style:style style:name="P21" style:family="paragraph" style:parent-style-name="Standard" style:list-style-name="L2">
      <style:text-properties officeooo:rsid="002ea592" officeooo:paragraph-rsid="002ea592"/>
    </style:style>
    <style:style style:name="P22" style:family="paragraph" style:parent-style-name="Text_20_body" style:list-style-name="L1">
      <style:text-properties officeooo:rsid="002e7d31" officeooo:paragraph-rsid="002e7d31"/>
    </style:style>
    <style:style style:name="P23" style:family="paragraph" style:parent-style-name="Text_20_body" style:list-style-name="L2"/>
    <style:style style:name="P24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officeooo:rsid="0030fe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To change the time zone to local time zone:</text:p>
      <text:p text:style-name="P15"/>
      <text:p text:style-name="P15">df2['updatedDT'] = df2['updatedDT'].dt.tz_localize("GMT").dt.tz_convert('Asia/Calcutta')</text:p>
      <text:p text:style-name="P7"/>
      <text:p text:style-name="P7">To store the NaN valued rows of timestamp in another dataframe:</text:p>
      <text:p text:style-name="P6"/>
      <text:p text:style-name="P5">df3=df2[df2.timestamp.isnull() == True]</text:p>
      <text:p text:style-name="P5"/>
      <text:p text:style-name="P8">To remove duplicates ,to remove missing or NaN values:</text:p>
      <text:p text:style-name="P8"/>
      <text:p text:style-name="P5">df4=pd.concat([df2, df3]).drop_duplicates(keep=False)</text:p>
      <text:p text:style-name="P16"/>
      <text:p text:style-name="P9">To set a column as index:</text:p>
      <text:p text:style-name="P16"/>
      <text:p text:style-name="P16">df4=df4.set_index('updatedDT')</text:p>
      <text:p text:style-name="P16"/>
      <text:p text:style-name="P10">To convert data in a dataframe to Numeric:</text:p>
      <text:p text:style-name="P1">TypeError: Empty 'DataFrame': no numeric data to plot</text:p>
      <text:p text:style-name="P16">df_graph.OutputACPower=pd.to_numeric(df_graph.OutputACPower)</text:p>
      <text:p text:style-name="P5"/>
      <text:p text:style-name="P11">To reset index if any column is unnamed:</text:p>
      <text:p text:style-name="P5"/>
      <text:p text:style-name="P5">ts1=ts1.reset_index()</text:p>
      <text:p text:style-name="P5"/>
      <text:p text:style-name="P3"><text:span text:style-name="Source_20_Text"><text:span text:style-name="T1">To replace -infinite and +infinite values with Na</text:span></text:span></text:p>
      <text:p text:style-name="P2"><text:span text:style-name="Source_20_Text">df.replace([np.inf, -np.inf], np.nan)</text:span></text:p>
      <text:p text:style-name="P5"/>
      <text:p text:style-name="P12">ADF Test:</text:p>
      <text:list xml:id="list306226696" text:style-name="L1">
        <text:list-item>
          <text:p text:style-name="P22"><text:bookmark text:name="0349"/>ADF statistic is a negative number and more negative it is the stronger the rejection of the hypothesis that there is a unit root.</text:p>
        </text:list-item>
      </text:list>
      <text:list xml:id="list3817613920" text:style-name="L2">
        <text:list-item>
          <text:p text:style-name="P24"><text:bookmark text:name="2172"/><text:span text:style-name="Strong_20_Emphasis">Null Hypotehsis (H0)</text:span>: If accepted, it suggests the time series has a unit root, meaning it is non-stationary. It has some time dependent structure.</text:p>
        </text:list-item>
        <text:list-item>
          <text:p text:style-name="P24"><text:bookmark text:name="c651"/><text:span text:style-name="Strong_20_Emphasis">Alternate Hypothesis (H1)</text:span>: The null hypothesis is rejected; it suggests the time series does not have a unit root, meaning it is stationary.</text:p>
        </text:list-item>
        <text:list-item>
          <text:p text:style-name="P24"><text:bookmark text:name="750a"/><text:span text:style-name="Strong_20_Emphasis">p-value &gt; 0.05</text:span>: Accept H0, the data has a unit root and is non-stationary</text:p>
        </text:list-item>
        <text:list-item>
          <text:p text:style-name="P23"><text:bookmark text:name="d4e6"/><text:span text:style-name="Strong_20_Emphasis">p-value ≤ 0.05</text:span>: Reject H0. the data does not have a unit root and is stationary</text:p>
        </text:list-item>
        <text:list-item>
          <text:p text:style-name="P21">ADF Statistics should be &lt; 0.01 critical value</text:p>
        </text:list-item>
      </text:list>
      <text:p text:style-name="P17"/>
      <text:p text:style-name="P17"/>
      <text:p text:style-name="P13">Models:</text:p>
      <text:p text:style-name="P13"/>
      <text:p text:style-name="P13">AR</text:p>
      <text:p text:style-name="P13">MA</text:p>
      <text:p text:style-name="P13">ARMA</text:p>
      <text:p text:style-name="P13">ARIMA</text:p>
      <text:p text:style-name="P13"/>
      <text:p text:style-name="P4">Fit ARIMA: order=(1, 1, 1) seasonal_order=(0, 1, 1, 12); AIC=-85263.586, BIC=-85228.976, Fit time=12.696 seconds</text:p>
      <text:p text:style-name="Preformatted_20_Text">Fit ARIMA: order=(0, 1, 0) seasonal_order=(0, 1, 0, 12); AIC=-81161.233, BIC=-81147.389, Fit time=2.325 seconds</text:p>
      <text:p text:style-name="Preformatted_20_Text">Fit ARIMA: order=(1, 1, 0) seasonal_order=(1, 1, 0, 12); AIC=-83384.172, BIC=-83356.484, Fit time=9.589 seconds</text:p>
      <text:p text:style-name="Preformatted_20_Text"><text:soft-page-break/>Fit ARIMA: order=(0, 1, 1) seasonal_order=(0, 1, 1, 12); AIC=-84845.227, BIC=-84817.539, Fit time=10.870 seconds</text:p>
      <text:p text:style-name="Preformatted_20_Text">Fit ARIMA: order=(1, 1, 1) seasonal_order=(1, 1, 1, 12); AIC=-85164.641, BIC=-85123.110, Fit time=14.374 seconds</text:p>
      <text:p text:style-name="Preformatted_20_Text">Fit ARIMA: order=(1, 1, 1) seasonal_order=(0, 1, 0, 12); AIC=-81553.600, BIC=-81525.912, Fit time=2.047 seconds</text:p>
      <text:p text:style-name="Preformatted_20_Text">Fit ARIMA: order=(1, 1, 1) seasonal_order=(0, 1, 2, 12); AIC=-85392.285, BIC=-85350.753, Fit time=35.410 seconds</text:p>
      <text:p text:style-name="P19">Fit ARIMA: order=(0, 1, 1) seasonal_order=(0, 1, 2, 12); AIC=-84808.721, BIC=-84774.111, Fit time=21.645 seconds</text:p>
      <text:p text:style-name="P13">train_st = ts[1:len(ts)-3537]</text:p>
      <text:p text:style-name="P13">test_st = ts[len(ts)-3537:]</text:p>
      <text:p text:style-name="P13"/>
      <text:p text:style-name="P13">sarimax = sm.tsa.statespace.SARIMAX(ts,order=(1,1,1),seasonal_order=(0,1,1,12),</text:p>
      <text:p text:style-name="P13"><text:s text:c="32"/>enforce_stationarity=False, enforce_invertibility=False).fit()</text:p>
      <text:p text:style-name="P13">sarimax.summary()</text:p>
      <text:p text:style-name="P13"/>
      <text:p text:style-name="P13"/>
      <text:p text:style-name="P4">Fit ARIMA: order=(1, 1, 1) seasonal_order=(0, 1, 1, 12); AIC=2349.272, BIC=2383.524, Fit time=20.914 seconds</text:p>
      <text:p text:style-name="Preformatted_20_Text">Fit ARIMA: order=(0, 1, 0) seasonal_order=(0, 1, 0, 12); AIC=9184.055, BIC=9197.755, Fit time=1.455 seconds</text:p>
      <text:p text:style-name="Preformatted_20_Text">Fit ARIMA: order=(1, 1, 0) seasonal_order=(1, 1, 0, 12); AIC=5891.409, BIC=5918.811, Fit time=5.533 seconds</text:p>
      <text:p text:style-name="Preformatted_20_Text">Fit ARIMA: order=(0, 1, 1) seasonal_order=(0, 1, 1, 12); AIC=2555.260, BIC=2582.662, Fit time=22.803 seconds</text:p>
      <text:p text:style-name="Preformatted_20_Text">Fit ARIMA: order=(1, 1, 1) seasonal_order=(1, 1, 1, 12); AIC=2538.397, BIC=2579.499, Fit time=26.235 seconds</text:p>
      <text:p text:style-name="Preformatted_20_Text">Fit ARIMA: order=(1, 1, 1) seasonal_order=(0, 1, 0, 12); AIC=6645.835, BIC=6673.237, Fit time=4.046 seconds</text:p>
      <text:p text:style-name="P19">Fit ARIMA: order=(1, 1, 1) seasonal_order=(0, 1, 2, 12); AIC=2561.287, BIC=2602.389, Fit time=69.131 seconds</text:p>
      <text:p text:style-name="P13"/>
      <text:h text:style-name="P20" text:outline-level="1"><text:a xlink:type="simple" xlink:href="https://stackoverflow.com/questions/43322076/durbin-watson-statistic-for-one-dimensional-time-series-data" text:style-name="Internet_20_link" text:visited-style-name="Visited_20_Internet_20_Link">Durbin–Watson statistic for one dimensional time series data</text:a></text:h>
      <text:p text:style-name="P13"/>
      <text:p text:style-name="P18"/>
      <text:p text:style-name="Text_20_body">if you want to add the column at the end, you can use </text:p>
      <text:p text:style-name="P19"><text:span text:style-name="Source_20_Text">df1['columename']= df2['existing_colume_name']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4:23:30.078833863</meta:creation-date>
    <dc:date>2019-06-04T11:58:32.399578923</dc:date>
    <meta:editing-duration>P3DT2H41M34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2" meta:paragraph-count="50" meta:word-count="449" meta:character-count="3399" meta:non-whitespace-character-count="2974"/>
  </office:meta>
</office:document-meta>
</file>